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Roman" svg:font-family="Roma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" svg:font-family="'Arial Black'" style:font-adornments="Regular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3.3458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58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0.9563in" style:rel-column-width="9362*"/>
    </style:style>
    <style:style style:name="Table3.G" style:family="table-column">
      <style:table-column-properties style:column-width="0.9563in" style:rel-column-width="936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fo:language="is" fo:country="IS"/>
    </style:style>
    <style:style style:name="P3" style:family="paragraph" style:parent-style-name="Standard">
      <style:text-properties fo:language="is" fo:country="IS" fo:font-style="normal" style:font-style-asian="normal" style:font-style-complex="normal"/>
    </style:style>
    <style:style style:name="P4" style:family="paragraph" style:parent-style-name="Standard">
      <style:text-properties style:font-name="Microsoft Sans Serif" fo:language="is" fo:country="IS"/>
    </style:style>
    <style:style style:name="P5" style:family="paragraph" style:parent-style-name="Standard">
      <style:text-properties style:font-name="Courier New" fo:language="is" fo:country="I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style="normal" style:font-style-asian="normal" style:font-style-complex="normal"/>
    </style:style>
    <style:style style:name="P8" style:family="paragraph" style:parent-style-name="Standard">
      <style:text-properties style:font-name="Impact" fo:language="is" fo:country="IS" fo:font-style="normal" style:font-style-asian="normal" style:font-style-complex="normal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Table_20_Contents">
      <style:text-properties style:font-name="Courier New"/>
    </style:style>
    <style:style style:name="P11" style:family="paragraph" style:parent-style-name="Table_20_Contents">
      <style:text-properties style:font-name="Courier New" fo:language="is" fo:country="IS"/>
    </style:style>
    <style:style style:name="P12" style:family="paragraph" style:parent-style-name="Table_20_Contents">
      <style:text-properties fo:language="is" fo:country="IS"/>
    </style:style>
    <style:style style:name="P13" style:family="paragraph" style:parent-style-name="Table_20_Contents">
      <style:text-properties fo:language="en" fo:country="US" style:language-complex="ta" style:country-complex="IN"/>
    </style:style>
    <style:style style:name="P14" style:family="paragraph" style:parent-style-name="Table_20_Contents">
      <style:text-properties style:font-name="Impact" fo:language="is" fo:country="IS"/>
    </style:style>
    <style:style style:name="P15" style:family="paragraph" style:parent-style-name="My_20_Blue_20_Para">
      <style:text-properties style:font-name="Lucida Sans"/>
    </style:style>
    <style:style style:name="P16" style:family="paragraph" style:parent-style-name="Standard">
      <style:text-properties style:font-name="Verdana"/>
    </style:style>
    <style:style style:name="P1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8000" fo:font-style="normal" style:font-style-asian="normal" style:font-style-complex="normal"/>
    </style:style>
    <style:style style:name="T6" style:family="text">
      <style:text-properties style:font-name="Impact"/>
    </style:style>
    <style:style style:name="T7" style:family="text">
      <style:text-properties style:font-name="Impact" fo:font-style="normal" style:font-style-asian="normal" style:font-style-complex="normal"/>
    </style:style>
    <style:style style:name="T8" style:family="text">
      <style:text-properties style:font-name="Tahoma" fo:font-style="normal" style:font-style-asian="normal" style:font-style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background-color="#ffff00"/>
    </style:style>
    <style:style style:name="T11" style:family="text">
      <style:text-properties fo:language="en" fo:country="US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button form:name="Push Button 1" form:control-implementation="ooo:com.sun.star.form.component.CommandButton" form:id="control1" form:label="Run Data Conversion Tests" office:target-frame="" xlink:href="" form:image-data="" form:delay-for-repeat="PT0.5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TestTopLevel_DataConversion.py$DoTests?language=Python&amp;location=user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\tx \mb" text:name="LTc_SFM_Markers"/>
        <text:user-field-decl office:value-type="string" office:string-value="lower &lt;&gt; Caps" text:name="LTc_ConverterName"/>
        <text:user-field-decl office:value-type="string" office:string-value="1" text:name="LTc_ConvDirectionFw"/>
        <text:user-field-decl office:value-type="string" office:string-value="0" text:name="LTc_ConvNormalize"/>
        <text:user-field-decl office:value-type="string" office:string-value="0" text:name="LTg_ConvNormalize"/>
        <text:user-field-decl office:value-type="string" office:string-value="" text:name="LTg_TargetCharStyle"/>
        <text:user-field-decl office:value-type="string" office:string-value="" text:name="LTg_TargetParaStyle"/>
        <text:user-field-decl office:value-type="string" office:string-value="Font" text:name="LTg_WhichScope"/>
        <text:user-field-decl office:value-type="string" office:string-value="lower &lt;&gt; Caps" text:name="LTg_ConverterName"/>
        <text:user-field-decl office:value-type="string" office:string-value="" text:name="LTg_ScopeStyle"/>
        <text:user-field-decl office:value-type="string" office:string-value="NoChange" text:name="LTg_WhichTarget"/>
        <text:user-field-decl office:value-type="string" office:string-value="Verdana" text:name="LTg_ScopeFont"/>
        <text:user-field-decl office:value-type="string" office:string-value="" text:name="LTg_SFM_Markers"/>
        <text:user-field-decl office:value-type="string" office:string-value="1" text:name="LTg_ConvDirectionFw"/>
        <text:user-field-decl office:value-type="string" office:string-value="" text:name="LTc_TargetCharStyle"/>
        <text:user-field-decl office:value-type="string" office:string-value="" text:name="LTc_TargetParaStyle"/>
        <text:user-field-decl office:value-type="string" office:string-value="Font" text:name="LTc_WhichScope"/>
        <text:user-field-decl office:value-type="string" office:string-value="" text:name="LTc_ScopeStyle"/>
        <text:user-field-decl office:value-type="string" office:string-value="NoChange" text:name="LTc_WhichTarget"/>
        <text:user-field-decl office:value-type="string" office:string-value="Verdana" text:name="LTc_ScopeFont"/>
      </text:user-field-decls>
      <text:p text:style-name="P1"/>
      <text:p text:style-name="P1"><draw:control text:anchor-type="as-char" draw:z-index="0" draw:style-name="gr1" draw:text-style-name="P17" svg:width="1.7142in" svg:height="0.2189in" draw:control="control1"/></text:p>
      <text:p text:style-name="P1"/>
      <text:p text:style-name="P1">H<text:span text:style-name="T11">ello there.</text:span></text:p>
      <text:p text:style-name="P1"/>
      <text:p text:style-name="P1">H<text:span text:style-name="T11">ow are you</text:span>?</text:p>
      <text:p text:style-name="P1">I <text:span text:style-name="T11">am fine</text:span>.</text:p>
      <text:p text:style-name="P1"/>
      <text:p text:style-name="P1">T<text:span text:style-name="T11">hank you very much</text:span>.</text:p>
      <text:p text:style-name="P1"/>
      <text:p text:style-name="P1">C<text:span text:style-name="T11">an I help you</text:span>?</text:p>
      <text:p text:style-name="P1"/>
      <text:p text:style-name="P1">N<text:span text:style-name="T11">o thank you</text:span>.</text:p>
      <text:p text:style-name="P1"/>
      <text:p text:style-name="Standard"/>
      <text:p text:style-name="P4">Yes.</text:p>
      <text:p text:style-name="P2"/>
      <text:p text:style-name="P2">No.</text:p>
      <text:p text:style-name="P2"/>
      <text:p text:style-name="P4">Yes, yesǃ</text:p>
      <text:p text:style-name="P2"/>
      <text:p text:style-name="P2">No, no, noǃ</text:p>
      <text:p text:style-name="P2"/>
      <text:p text:style-name="P4">Yes, yes, yes, yesǃ</text:p>
      <text:p text:style-name="P2"/>
      <text:p text:style-name="P2">No, no, no, no, no, noǃǃǃ</text:p>
      <text:p text:style-name="P2"/>
      <text:p text:style-name="P2"/>
      <text:p text:style-name="P2">StartOfTest3</text:p>
      <text:p text:style-name="P2"/>
      <text:p text:style-name="P5">One</text:p>
      <text:p text:style-name="P5">Two, three, four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Five, six</text:p>
          </table:table-cell>
          <table:table-cell table:style-name="Table1.B1" office:value-type="string">
            <text:p text:style-name="P11">Seven</text:p>
          </table:table-cell>
        </table:table-row>
        <table:table-row>
          <table:table-cell table:style-name="Table1.A2" office:value-type="string">
            <text:p text:style-name="P11">E</text:p>
          </table:table-cell>
          <table:table-cell table:style-name="Table1.B2" office:value-type="string">
            <text:p text:style-name="P11">i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1">g</text:p>
          </table:table-cell>
        </table:table-row>
        <table:table-row>
          <table:table-cell table:style-name="Table1.A2" office:value-type="string">
            <text:p text:style-name="P11">ht, nine, ten</text:p>
          </table:table-cell>
          <table:table-cell table:style-name="Table1.B2" office:value-type="string">
            <text:p text:style-name="P11">eleven</text:p>
            <text:p text:style-name="P11">twelve</text:p>
            <text:p text:style-name="P11">thirteen</text:p>
            <text:p text:style-name="P11"/>
            <text:p text:style-name="P11">fourteen</text:p>
            <text:p text:style-name="P11"/>
            <text:p text:style-name="P11">fifteen</text:p>
            <text:p text:style-name="P11">sixteen</text:p>
            <text:p text:style-name="P11"/>
            <text:p text:style-name="P11">seventeen</text:p>
            <text:p text:style-name="P11"/>
            <text:p text:style-name="P11"/>
          </table:table-cell>
        </table:table-row>
      </table:table>
      <text:p text:style-name="P5"/>
      <text:p text:style-name="P5">eighteen</text:p>
      <text:p text:style-name="P5"><text:soft-page-break/>nineteen</text:p>
      <text:p text:style-name="P5"/>
      <text:p text:style-name="P5">twenty</text:p>
      <text:p text:style-name="Standard"/>
      <text:p text:style-name="P2">EndOfTest3</text:p>
      <text:p text:style-name="P2"/>
      <text:p text:style-name="P2"/>
      <text:p text:style-name="P2">StartOfTest4</text:p>
      <text:p text:style-name="Standard"/>
      <text:p text:style-name="P2">Why hello <text:span text:style-name="T1">there</text:span>, how are you? <text:s/>Really I am quite fine today. <text:s/>Only I <text:span text:style-name="T2">think</text:span><text:span text:style-name="T4"> that this will be difficult to understand. <text:s/>Please keep </text:span><text:span text:style-name="T5">trying</text:span><text:span text:style-name="T4"> to see if you can figure out how it works.</text:span></text:p>
      <text:p text:style-name="P3"/>
      <text:p text:style-name="P3">EndOfTest4</text:p>
      <text:p text:style-name="P3"/>
      <text:p text:style-name="P3"/>
      <text:p text:style-name="P2"><text:span text:style-name="T4">Well hello </text:span><text:span text:style-name="T7">there, how</text:span><text:span text:style-name="T4"> are you?</text:span></text:p>
      <text:p text:style-name="P2"><text:span text:style-name="T7">Here</text:span><text:span text:style-name="T4"> is a table.</text:span>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Now this is <text:span text:style-name="T6">something.</text:span></text:p>
          </table:table-cell>
          <table:table-cell table:style-name="Table2.B1" office:value-type="string">
            <text:p text:style-name="P12"><text:span text:style-name="T6">And</text:span> that is something <text:span text:style-name="T6">else.</text:span></text:p>
          </table:table-cell>
        </table:table-row>
        <table:table-row>
          <table:table-cell table:style-name="Table2.A2" office:value-type="string">
            <text:p text:style-name="P14">Which it is I'm not sure.</text:p>
          </table:table-cell>
          <table:table-cell table:style-name="Table2.B2" office:value-type="string">
            <text:p text:style-name="P12"><text:span text:style-name="T6">But sometimes I think</text:span> I know.</text:p>
            <text:p text:style-name="P12">And other times I don't.</text:p>
            <text:p text:style-name="P13">But <text:span text:style-name="T6">we'll see.</text:span></text:p>
          </table:table-cell>
        </table:table-row>
      </table:table>
      <text:p text:style-name="P2"/>
      <text:p text:style-name="P8">And that's all.</text:p>
      <text:p text:style-name="P3"/>
      <text:p text:style-name="P9"/>
      <text:p text:style-name="P9"/>
      <text:p text:style-name="P6"><text:span text:style-name="T4">In this paragraph, there are a few special words such as </text:span><text:span text:style-name="T8">hamster</text:span><text:span text:style-name="T4"> that should be a different character style. <text:s/>Also </text:span><text:span text:style-name="T8">pearl</text:span><text:span text:style-name="T4">, and “</text:span><text:span text:style-name="T8">horse</text:span><text:span text:style-name="T4">” should be a different type. <text:s/>How about the m</text:span><text:span text:style-name="T8">iddl</text:span><text:span text:style-name="T4">e of a word too. <text:s/>And </text:span><text:span text:style-name="T8">two words</text:span><text:span text:style-name="T4"> as well.</text:span></text:p>
      <text:p text:style-name="P7"/>
      <text:p text:style-name="P7">\lx hello</text:p>
      <text:p text:style-name="P7">\ge A word that means hi.</text:p>
      <text:p text:style-name="P7"/>
      <text:p text:style-name="P7">\lx yes</text:p>
      <text:p text:style-name="P7">\a no</text:p>
      <text:p text:style-name="P7">\u maybe</text:p>
      <text:p text:style-name="P7">\ge a word that doesn't mean no</text:p>
      <text:p text:style-name="P7">\whatever I mean it means yes.</text:p>
      <text:p text:style-name="P7"/>
      <text:p text:style-name="P7"/>
      <text:p text:style-name="My_20_Blue_20_Para">Mercury</text:p>
      <text:p text:style-name="P6">winged</text:p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My_20_Blue_20_Para">Venus</text:p>
            <text:p text:style-name="P6">love</text:p>
          </table:table-cell>
          <table:table-cell table:style-name="Table3.A1" office:value-type="string">
            <text:p text:style-name="My_20_Blue_20_Para"><text:span text:style-name="T10">Ear</text:span>th</text:p>
            <text:p text:style-name="P6">here</text:p>
          </table:table-cell>
          <table:table-cell table:style-name="Table3.A1" office:value-type="string">
            <text:p text:style-name="My_20_Blue_20_Para">Mars</text:p>
            <text:p text:style-name="P6">war</text:p>
          </table:table-cell>
          <table:table-cell table:style-name="Table3.A1" office:value-type="string">
            <text:p text:style-name="My_20_Blue_20_Para">Ju<text:span text:style-name="T9">pi</text:span>ter</text:p>
            <text:p text:style-name="P6">thunderbolt</text:p>
          </table:table-cell>
          <table:table-cell table:style-name="Table3.A1" office:value-type="string">
            <text:p text:style-name="P15">Saturn</text:p>
            <text:p text:style-name="P6">Kronos</text:p>
          </table:table-cell>
          <table:table-cell table:style-name="Table3.A1" office:value-type="string">
            <text:p text:style-name="My_20_Blue_20_Para">Nep<text:span text:style-name="T1">t</text:span><text:span text:style-name="T3">une</text:span></text:p>
            <text:p text:style-name="P6">ocean</text:p>
          </table:table-cell>
          <table:table-cell table:style-name="Table3.G1" office:value-type="string">
            <text:p text:style-name="My_20_Blue_20_Para">Uranus</text:p>
            <text:p text:style-name="P6">sky</text:p>
          </table:table-cell>
        </table:table-row>
      </table:table>
      <text:p text:style-name="P6"/>
      <text:p text:style-name="My_20_Blue_20_Para">Pluto</text:p>
      <text:p text:style-name="P6">underworld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 style:font-pitch="fixed"/>
    <style:font-face style:name="Roman" svg:font-family="Roma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Black" svg:font-family="'Arial Black'" style:font-adornments="Regular" style:font-family-generic="swiss" style:font-pitch="variable"/>
    <style:font-face style:name="Impact" svg:font-family="Impact" style:font-family-generic="swiss" style:font-pitch="variable"/>
    <style:font-face style:name="Lucida Sans" svg:font-family="'Lucida San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My_20_Arial_20_Black" style:display-name="My Arial Black" style:family="paragraph" style:parent-style-name="Standard">
      <style:text-properties style:font-name="Arial Black" fo:font-size="14pt" fo:language="is" fo:country="IS" fo:font-weight="9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y_20_Arial_20_Small" style:display-name="My Arial Small" style:family="paragraph" style:parent-style-name="Standard">
      <style:text-properties style:font-name="Arial1" fo:font-size="8pt" fo:language="en" fo:country="US"/>
    </style:style>
    <style:style style:name="My_20_Blue_20_Para" style:display-name="My Blue Para" style:family="paragraph" style:parent-style-name="Standard">
      <style:text-properties fo:color="#000080" style:font-name="Roman" fo:font-size="10pt" fo:language="en" fo:country="US"/>
    </style:style>
    <style:style style:name="My_20_Bright_20_Red" style:display-name="My Bright Red" style:family="text">
      <style:text-properties fo:color="#ff0000" fo:font-size="18pt" fo:language="is" fo:country="IS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57M25S</meta:editing-duration>
    <meta:editing-cycles>12</meta:editing-cycles>
    <meta:generator>OpenOffice.org/3.2$Win32 OpenOffice.org_project/320m18$Build-9502</meta:generator>
    <dc:date>2010-10-28T14:24:34.62</dc:date>
    <dc:creator>Jim Kornelsen</dc:creator>
    <meta:document-statistic meta:table-count="3" meta:image-count="0" meta:object-count="0" meta:page-count="2" meta:paragraph-count="71" meta:word-count="227" meta:character-count="1143"/>
    <meta:user-defined meta:name="Info 1"/>
    <meta:user-defined meta:name="Info 2"/>
    <meta:user-defined meta:name="Info 3"/>
    <meta:user-defined meta:name="Info 4"/>
  </office:meta>
</office:document-meta>
</file>